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bbadf"/>
    </style:style>
    <style:style style:name="P3" style:family="paragraph" style:parent-style-name="Text_20_body">
      <style:text-properties officeooo:paragraph-rsid="001c898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c898e"/>
    </style:style>
    <style:style style:name="P6" style:family="paragraph" style:parent-style-name="Text_20_body" style:list-style-name="L2">
      <style:text-properties officeooo:paragraph-rsid="001c898e"/>
    </style:style>
    <style:style style:name="P7" style:family="paragraph" style:parent-style-name="Text_20_body" style:list-style-name="L3">
      <style:text-properties officeooo:paragraph-rsid="001c898e"/>
    </style:style>
    <style:style style:name="P8" style:family="paragraph" style:parent-style-name="Heading_20_1">
      <style:text-properties officeooo:rsid="0018f05c" officeooo:paragraph-rsid="0018f05c"/>
    </style:style>
    <style:style style:name="P9" style:family="paragraph" style:parent-style-name="Heading_20_2">
      <style:text-properties officeooo:rsid="001bbadf" officeooo:paragraph-rsid="001bbadf"/>
    </style:style>
    <style:style style:name="T1" style:family="text">
      <style:text-properties officeooo:rsid="001bba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adf" style:font-weight-asian="bold" style:font-weight-complex="bold"/>
    </style:style>
    <style:style style:name="T4" style:family="text">
      <style:text-properties officeooo:rsid="001c898e"/>
    </style:style>
    <style:style style:name="T5" style:family="text">
      <style:text-properties officeooo:rsid="001e9f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1. Introducción</text:h>
      <text:p text:style-name="Text_20_body">Desde hace años la Asociación gvSIG viene ofreciendo servicios de consultoría para la creación de nodos de Infraestructuras de datos Espaciales.</text:p>
      <text:p text:style-name="Text_20_body"><text:span text:style-name="T1">En base a este k</text:span>now-how <text:span text:style-name="T1">adquirido, s</text:span>e <text:span text:style-name="T1">decidió crear</text:span> una plataforma integral que s<text:span text:style-name="T1">irviera</text:span> de base para implantar IDEs completas 100% libres.</text:p>
      <text:p text:style-name="Text_20_body"><text:span text:style-name="T1">Por tanto podríamos decir que </text:span><text:span text:style-name="T3">gvSIG Online</text:span><text:span text:style-name="T1"> e</text:span>s un servicio de integración de tecnologías IDE en software libre para la gestión de información geográfica en una organización.</text:p>
      <text:h text:style-name="P9" text:outline-level="2">1.1 Objetivo<text:span text:style-name="T4">s</text:span></text:h>
      <text:p text:style-name="P2"><text:span text:style-name="T4">Los objetivos de gvSIG Online son</text:span>:</text:p>
      <text:list xml:id="list1215856641192714464" text:style-name="L1">
        <text:list-item>
          <text:p text:style-name="P5">Gestionar de forma óptima la información geográfica de una organización con las máximas garantías y sin limitaciones de ningún tipo. <text:span text:style-name="T5">Esto es </text:span>posible al ser 100% software libre.</text:p>
        </text:list-item>
        <text:list-item>
          <text:p text:style-name="P5">Que sea 100% interoperable, riguroso seguimiento de estándares. </text:p>
        </text:list-item>
        <text:list-item>
          <text:p text:style-name="P4">Escalable y adaptable a las necesidades del cliente.</text:p>
        </text:list-item>
      </text:list>
      <text:h text:style-name="P9" text:outline-level="2">1.2 Características</text:h>
      <text:list xml:id="list7171304437245836715" text:style-name="L2">
        <text:list-item>
          <text:p text:style-name="P6"><text:span text:style-name="T2">Solución integral</text:span>: BD, geoportal, SIG desktop, app móvil...</text:p>
        </text:list-item>
        <text:list-item>
          <text:p text:style-name="P6">Enfoque <text:span text:style-name="T2">orientado al servicio</text:span>, adaptado a las necesidades de los clientes.</text:p>
        </text:list-item>
        <text:list-item>
          <text:p text:style-name="P6"><text:span text:style-name="T2">Software Libre</text:span> y tecnologías maduras.</text:p>
        </text:list-item>
        <text:list-item>
          <text:p text:style-name="P6"><text:span text:style-name="T2">Basado en estándares</text:span>: WMS, WFS, …</text:p>
        </text:list-item>
        <text:list-item>
          <text:p text:style-name="P6">Rápido, sencillo y con un <text:span text:style-name="T2">diseño atractivo</text:span>.</text:p>
        </text:list-item>
        <text:list-item>
          <text:p text:style-name="P6"><text:span text:style-name="T2">Modular</text:span>, adaptable a las necesidades.</text:p>
        </text:list-item>
        <text:list-item>
          <text:p text:style-name="P6">Sin restricciones de ningún tipo: usuarios, descargas, capas, …</text:p>
        </text:list-item>
        <text:list-item>
          <text:p text:style-name="P6">Cumple con legislación INSPIRE, LISIGE...</text:p>
        </text:list-item>
      </text:list>
      <text:h text:style-name="P9" text:outline-level="2">1.3 Licencia</text:h>
      <text:p text:style-name="P3">Entrega del código de nuestros desarrollos al cliente con licencia AGPL:</text:p>
      <text:list xml:id="list1960760401388770591" text:style-name="L3">
        <text:list-item>
          <text:p text:style-name="P7"><text:span text:style-name="T2">Affero</text:span> (Trasposición de GPL para aplicaciones web)</text:p>
        </text:list-item>
      </text:list>
      <text:p text:style-name="P3"><text:a xlink:type="simple" xlink:href="https://es.wikipedia.org/wiki/GNU_Affero_General_Public_License">https://es.wikipedia.org/wiki/GNU_Affero_General_Public_Licens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0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36:52.962910840</meta:creation-date>
    <meta:editing-duration>PT8M20S</meta:editing-duration>
    <meta:editing-cycles>7</meta:editing-cycles>
    <meta:generator>LibreOffice/4.2.8.2$Linux_X86_64 LibreOffice_project/420m0$Build-2</meta:generator>
    <dc:title>tpl1</dc:title>
    <dc:date>2016-02-03T13:32:56.590093745</dc:date>
    <meta:document-statistic meta:table-count="0" meta:image-count="1" meta:object-count="0" meta:page-count="1" meta:paragraph-count="23" meta:word-count="216" meta:character-count="1425" meta:non-whitespace-character-count="1243"/>
    <meta:template xlink:type="simple" xlink:actuate="onRequest" xlink:title="tpl1" xlink:href="../../../.config/libreoffice/4/user/template/tpl1.ott" meta:date="2016-01-29T13:36:52.732826227"/>
  </office:meta>
</office:document-meta>
</file>